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   |  2021.05.08 00:56   |   </text:span><text:a xlink:type="simple" xlink:href="http://palinfo.habago.org/Entry?Command=Information_PrintForum#FORUM40592"><text:span text:style-name="T2">#</text:span></text:a></text:p>
      <text:p text:style-name="P3"><text:span text:style-name="T1">很想問問現在坐擁高位的陳菊</text:span><text:span text:style-name="T3"><text:line-break/><text:line-break/></text:span><text:span text:style-name="T1">陳真</text:span><text:span text:style-name="T3"><text:line-break/><text:line-break/></text:span><text:span text:style-name="T1">2021. 05. 08.</text:span><text:span text:style-name="T3"><text:line-break/><text:line-break/><text:line-break/></text:span><text:span text:style-name="T1">每隔一段時間，我就會不自主想起三十年前 (1991年) 寫的這篇文章-- "天天都是兒童節" (見文末)，是一個叛亂犯及政治亡命份子的告白。就在寫完這篇文章之後的三個月，我的世界幾乎就毀了，每天想著結束生命，自我了斷；要不是父親還在，我恐怕早已隨著母親共赴黃泉。</text:span><text:span text:style-name="T3"><text:line-break/><text:line-break/></text:span><text:span text:style-name="T1">我跟詹益樺常有一個共同話題，那就是我們都很不喜歡跟人談政治，他說那是一種 "心靈刑求"。為什麼呢？因為政治沒什麼好談的，你應該去做，而不是一直談一直罵。桌面如果髒了，那你就動手拿塊抹布來把它擦乾淨，而不是一直說它好髒；當你說到死，它還是一樣髒不是嗎？</text:span><text:span text:style-name="T3"><text:line-break/><text:line-break/></text:span><text:span text:style-name="T1">我不是說你具體應該怎麼做，但你總得先坦蕩蕩地整個人站出來打仗啊，好讓敵人可以打擊你傷害你，而不是永遠躲在廁所，匿著名在牆上亂塗鴉是要罵給鬼看嗎？</text:span><text:span text:style-name="T3"><text:line-break/><text:line-break/></text:span><text:span text:style-name="T1">與人談政治之所以是一種精神虐待的原因是，政治的背後倘若不是一種善念，那我不知道光是顏色之間的權力攻防，到底有何意義可言？但是，一般人似乎只關切某種以顏色為基礎的口角春風，彷彿政治的存在價值只是為了消滅某種顏色。</text:span><text:span text:style-name="T3"><text:line-break/><text:line-break/></text:span><text:span text:style-name="T1">因此，當你三言兩語痛罵某種顏色時，大家都按讚叫好。可是，當你講起背後來龍去脈之結構性的複雜事物，或是講起真正重要的風花雪月時，大家就興趣缺缺了。真是很奇怪的事。</text:span><text:span text:style-name="T3"><text:line-break/><text:line-break/></text:span><text:span text:style-name="T1">羅素說，他一生被三種力量所引導，一是對於愛的追求，一是對知識的渴望，一是對於他人痛苦難以壓抑的憐憫。這三種力量，歸根結底不過就是個愛字。我們無法不對他人的苦難感到痛苦。若非因為憐憫，公義又有何意義？</text:span><text:span text:style-name="T3"><text:line-break/><text:line-break/></text:span><text:span text:style-name="T1">我很希望自己能夠寫出所謂公義背後的人事悲歡，可惜卻沒有半點藝術家的才華，於是只能把人們的一個個故事、千千萬萬的悲劇，統統深埋心底。</text:span><text:span text:style-name="T3"><text:line-break/><text:line-break/></text:span><text:span text:style-name="T1">你有兄弟姐妹嗎？你記得他們小時候的模樣嗎？或者是你自己有沒有小孩？你還記得他年幼的樣子嗎？你沒有想過，倘若他遭遇了我們常在報紙上看到的那些可悲事件，你應該會很難過吧？</text:span><text:span text:style-name="T3"><text:line-break/><text:line-break/></text:span><text:span text:style-name="T1">許多時候，就跟馬龍白蘭度一樣，我常懷疑自己的基因是不是有病，否則為什麼我對那些一般人可以輕易釋懷的他人悲劇卻如此感同身受而飽受痛苦折磨？</text:span><text:span text:style-name="T3"><text:line-break/><text:line-break/></text:span><text:span text:style-name="T1">這六、七年來，因為某種緣故，我幾乎每天和各大所謂兒福機構打交道，我深深發現，三十幾年前我所投入的那些有關兒童福利與兒童人權的問題，事實上不但沒有多少改善，反而因為官僚體系的建立以及所謂制度化，從而使得這些問題比戒嚴時期更加隱密、更加惡劣，更加難以為人所知，而且更加難以撼動分毫。</text:span><text:span text:style-name="T3"><text:line-break/><text:line-break/></text:span><text:span text:style-name="T1">許多主其事者，X它媽的根本就只是在當官，作威作福，心裏根本沒有一絲一毫對於兒童的基本關切，反倒是把兒童變成一種當官、搶資源、耍權力的工具。</text:span><text:span text:style-name="T3"><text:line-break/><text:line-break/></text:span><text:span text:style-name="T1">三十幾年前，當你指出兒童的悲慘遭遇時，幾乎所有人都會被感動，從而產生義憤。但是，現在當你提起這些事時，人們卻根本無感，而只在乎藍綠鬥爭那些所謂 "政治"。可是，政治之所以值得存在，不就是它背後那些最根本的生命、生活與生存尊嚴？</text:span><text:span text:style-name="T3"><text:line-break/><text:line-break/></text:span><text:span text:style-name="T1">三十幾年前，當你指出兒童的悲慘遭遇時，幾乎所有人都會被感動，從而產生義憤。但是，現在當你提起這些事時，人們卻說體制已完備而不再聞問。但是，它媽的這是什麼樣的體制？這是什麼樣的一些混蛋官僚乃至人渣在把持？他們何曾有過一絲一毫對於弱勢者的關心？他們只是想當官，高高在上，你根本拿他沒辦法；他只要效忠於他的黨就行了，而根本不必效忠於他所應當服務的對象，照樣能升官發財，照樣能好官我自為之。</text:span><text:span text:style-name="T3"><text:line-break/><text:line-break/></text:span><text:span text:style-name="T1">至於那些所謂兒福機構，它媽的又有幾個人是真心、熱情且秉持專業在從事這些工作？還有它媽的一些什麼育幼院，X它媽的根本就是虐待兒童的黑心大本營。</text:span><text:span text:style-name="T3"><text:line-break/><text:line-break/></text:span><text:span text:style-name="T1">它媽的這是什麼樣的政治？什麼樣的年代？怎麼這麼可惡，這麼惡劣，這麼冷血？它媽的我是應該怎樣做才能改變這些比過去更為惡劣無恥的現象？</text:span><text:span text:style-name="T3"><text:line-break/><text:line-break/></text:span><text:span text:style-name="T1">有時候，我有點後悔三十幾年來，當我幾度輕易就能走入政壇掌握權力時，我卻再三推辭了；我以為成功不必在我，就讓那些對於政治與權力有興趣的人去做就好，何必有我？</text:span><text:span text:style-name="T3"><text:line-break/><text:line-break/></text:span><text:span text:style-name="T1">但我慢慢就發現，X它媽原來這些人根本都只是藉著政治在撈錢奪權，有幾個人能夠像陳定南或韓國瑜那樣真心苦民所苦、戮力從公？</text:span><text:span text:style-name="T3"><text:line-break/><text:line-break/></text:span><text:span text:style-name="T1">如今，政黨幫派化、利益化、庸俗化，在這樣一種以惡質民粹所主導的分贓體制下，就算我想要自己掌權來做事時，事實上已經時不我予，除非我拋家棄子，重新出來大幹一場。</text:span><text:span text:style-name="T3"><text:line-break/><text:line-break/></text:span><text:span text:style-name="T1">三十幾年前，立法院辦了第一場有關兒童福利的公聽會，我就是主講人，邀我去講的人就是陳菊。在那個年代，她也很關心兒童，很關心窮人，但我很想問問現在坐擁高位的陳菊，這樣一種極度腐敗貪婪的綠色政治，就是妳當年所要追求的理想嗎？</text:span><text:span text:style-name="T3"><text:line-break/><text:line-break/></text:span><text:span text:style-name="T1">=================</text:span><text:span text:style-name="T3"><text:line-break/><text:line-break/></text:span><text:span text:style-name="T1">並不是所有東西都會被時間改變</text:span><text:span text:style-name="T3"><text:line-break/><text:line-break/></text:span><text:span text:style-name="T1">陳真 2019. 03. 31. </text:span><text:span text:style-name="T3"><text:line-break/><text:line-break/><text:line-break/></text:span><text:span text:style-name="T1">兒童節又快到了。底下文章是28年前也就是1991年寫的。九零年代的台灣，政治基本上已經一點都不恐怖了；原本乏人問津的反對黨圈子，參與者開始變得有名有利又有權，於是蚊子蒼蠅與蟑螂也就隨之大舉增生，越來越多，甚至成為一種主流。</text:span><text:span text:style-name="T3"><text:line-break/><text:line-break/></text:span><text:span text:style-name="T1">我則是在大約那個時候決心脫離這個陰暗複雜乃至卑劣齷齪的政治圈子。那時我在林口長庚醫院工作，一心只想把學問弄好，把臨床工作做好，對於政治灰心，感覺似乎全是權位盤算，少有理想。不過，“彰化人雜誌” 是我始終景仰的劉峰松和翁金珠老師所創辦，他們要我為兒童節寫篇文字，於是我就在某個寒冷的值班夜裏，寫下這些文字。</text:span><text:span text:style-name="T3"><text:line-break/><text:line-break/></text:span><text:span text:style-name="T1">當我還是個兒童時，很喜歡兒童節，因為學校在那一天都會發給每個同學一些餅乾或小玩具。當時曾經想，既然兒童節是人為規定的日子，為什麼不把一年365天，天天訂為兒童節？</text:span><text:span text:style-name="T3"><text:line-break/><text:line-break/></text:span><text:span text:style-name="T1">昨天去電影圖書館看了賈樟柯的 “山河故人”，不怎麼好看，但裏頭有句話卻讓我悲從中來。他說：“並不是所有東西都會被時間改變。"</text:span><text:span text:style-name="T3"><text:line-break/><text:line-break/></text:span><text:span text:style-name="T1">天天都是兒童節？如今早已脫離童稚，但想法沒變。我們這一代人，苦也罷，樂也罷，處境如何都無妨，畢竟很快就會謝幕，但時間長流的背後，卻是無數新生命悲歡之所繫。</text:span><text:span text:style-name="T3"><text:line-break/><text:line-break/></text:span><text:span text:style-name="T1">=====================</text:span><text:span text:style-name="T3"><text:line-break/></text:span><text:span text:style-name="T1">天天都是兒童節</text:span><text:span text:style-name="T3"><text:line-break/><text:line-break/></text:span><text:span text:style-name="T1">陳真1991. 04. 04.</text:span><text:span text:style-name="T3"><text:line-break/><text:line-break/><text:line-break/></text:span><text:span text:style-name="T1">筆者今年已二十好幾，還沒有正式結過婚，當然也沒有小孩，但是，別人的小孩，有錢或沒錢的，快樂或不快樂的，在許多時候，一些不經意的表情、動作或眼神，經常會陡地使我有一種窩心的感覺，並興起一種願意為他們努力，甚至為他們而死的念頭。這其實也是我不喜現身公眾卻硬是涉足政治多年的基本原因。</text:span><text:span text:style-name="T3"><text:line-break/><text:line-break/></text:span><text:span text:style-name="T1">因為，筆者多麼希望大家的下一代，都能過著一個更加美好而快樂的生活，都能有健康的身體、良好的基本德性，懂得自愛、互信互諒、愛大自然，不要再重蹈我們曾經有過或現有的、來自外在環境的壓抑、扭曲和痛苦，至少能把人為的悲劇減到最小。</text:span><text:span text:style-name="T3"><text:line-break/><text:line-break/></text:span><text:span text:style-name="T1">身為一名醫師，有稍多的機會可以了解台灣人愛子之心切，然而我們的社會卻仍有數萬雛妓與童工，以及無數的病童無錢就醫致死。這些慘況，難道罪全在他們的父母？你、我、一般社會大眾一點責任也沒有？更進一步說，在一個現代社會中，生活其中的人們，有沒有可能獨善其身只顧自家小孩？每一個為人父母者，或終將為人父母者，或心疼小孩的少男少女們，都應仔細想一想這些問題。</text:span><text:span text:style-name="T3"><text:line-break/><text:line-break/></text:span><text:span text:style-name="T1">筆者唸大五的時候，在醫院裏見習，輪派到小兒科時，曾駭然發現一些小病人，病情未改善，甚至急速惡化時，隔天翻閱他們的病歷，翻到最後一頁卻沒了，上頭只寫著「AAD」（Against Advice Discharge），也就是「不聽勸告而出院」。然而，一究其實，所謂「不聽勸告」，其實是家長無力負擔醫療費用。</text:span><text:span text:style-name="T3"><text:line-break/><text:line-break/></text:span><text:span text:style-name="T1">在彰化基督教醫院實習時，曾在急診室處理過一個疑似急性盲腸炎的國小女生，當她一聽到父母哭訴說沒錢開刀時，竟忍痛掙扎突然從床上跳下來，硬要衝出醫院，不願就醫。我趕緊追出急診室外，把她帶回來。我的臨床經驗十分貧乏，卻遇到過幾次類似的狀況，這些事，一直停留腦海，思之悲愴，揮之不去。</text:span><text:span text:style-name="T3"><text:line-break/><text:line-break/></text:span><text:span text:style-name="T1">兒童節快到了，筆者深深盼望每一個愛護子女、疼惜小孩的朋友或長輩，都能冷靜地想一想：我們的下一代究竟生長在一個什麼樣的生活環境？找出問題癥結所在，共同戮力以赴；希望有一天，天天都是兒童節。（原載彰化人雜誌第二期）</text:span></text:p>
      <text:p text:style-name="P2"><text:span text:style-name="T1">吳聲志   |  2021.05.07 16:14   |   </text:span><text:a xlink:type="simple" xlink:href="http://palinfo.habago.org/Entry?Command=Information_PrintForum#FORUM40591"><text:span text:style-name="T2">#</text:span></text:a></text:p>
      <text:p text:style-name="P4"><text:span text:style-name="T1">陳真大哥：謝謝你，我再想想看。</text:span><text:span text:style-name="T3"><text:line-break/><text:line-break/></text:span><text:span text:style-name="T1">聲志</text:span></text:p>
      <text:p text:style-name="P2"><text:span text:style-name="T1">陳真   |  2021.05.06 23:41   |   </text:span><text:a xlink:type="simple" xlink:href="http://palinfo.habago.org/Entry?Command=Information_PrintForum#FORUM40590"><text:span text:style-name="T2">#</text:span></text:a></text:p>
      <text:p text:style-name="P3"><text:span text:style-name="T1">聲志好，謝謝你問我問題。</text:span><text:span text:style-name="T3"><text:line-break/><text:line-break/></text:span><text:span text:style-name="T1">對於許多重要問題之最誠實的回答，就是胡說八道。因此，對於你的詢問，我恐怕也只能瞎掰一通。</text:span><text:span text:style-name="T3"><text:line-break/><text:line-break/></text:span><text:span text:style-name="T1">我女兒總覺得我很厲害，因為我常變魔術給她看，她常去幼兒園班上跟同學們宣傳說她把拔會魔法，她相信有朝一日，等她長大以後，我就會帶她飛上月球。學姐說不可以騙小孩，但我不是騙，而只是想告訴她 "真實" 是怎麼一回事，可別讓腦殘教育給摧毀了大腦和心靈。</text:span><text:span text:style-name="T3"><text:line-break/><text:line-break/></text:span><text:span text:style-name="T1">我常跟女兒說，魔術或魔法有三個等級，其中最初級的就是採用道具，道具裏頭有機關；只要有道具，誰都會變魔術。第二等的是手法；不靠道具，而是手法精巧，讓人看不出破綻。我經常表演 "隔空取物" 的魔術給她看，她每次都讚嘆不已，就是屬於這一類；只要手法迅速巧妙，就能製造錯覺幻象。</text:span><text:span text:style-name="T3"><text:line-break/><text:line-break/></text:span><text:span text:style-name="T1">最厲害的魔法就是想像，讓人進入某個奇妙 "世界"。我跟她說，這種魔術比較難，要等妳長大之後才能懂。飛上月球就是屬於這一類。等妳長大後，妳就會明白把拔的厲害，何止飛上月球，我還能帶妳穿越時空，回到未來。</text:span><text:span text:style-name="T3"><text:line-break/><text:line-break/></text:span><text:span text:style-name="T1">這應該不算騙小孩吧？凡是音樂、文學、繪畫、舞蹈等等等，都有這本事，(某種)哲學、數學與邏輯乃至宗教，在我看來也是一種魔法，它不是要告訴你某種乾燥的事實，也不只是要指出某種可能性，而是讓你對一切事物的存在與可能性感到....感到什麼呢？我不想把話說死，總之就是感到一種點點點，從而獲得一種難以言喻的寧靜與安慰。</text:span><text:span text:style-name="T3"><text:line-break/><text:line-break/></text:span><text:span text:style-name="T1"> "包法利夫人" 的作者Gustave Flaubert曾經說，"倘若有人一直仰望著天空，他遲早會長出翅膀來"。我已經仰望天空半個世紀，信不信再給我一千年，我就會擁有一雙翅膀，飛向太空，不再受地心引力的束縛。</text:span><text:span text:style-name="T3"><text:line-break/><text:line-break/></text:span><text:span text:style-name="T1">希望我有回答了你的問題，如果沒有，那我能說的也不過就是這樣。</text:span></text:p>
      <text:p text:style-name="P2"><text:span text:style-name="T1">吳聲志   |  2021.05.06 06:17   |   </text:span><text:a xlink:type="simple" xlink:href="http://palinfo.habago.org/Entry?Command=Information_PrintForum#FORUM40589"><text:span text:style-name="T2">#</text:span></text:a></text:p>
      <text:p text:style-name="P4"><text:span text:style-name="T1">陳真大哥您好：許久不見，冒眛打擾，有兩個問題在我心中困擾很久了，，想請教你，是關於您在2015、01、10的一篇文章的最後一段：</text:span><text:span text:style-name="T3"><text:line-break/><text:line-break/></text:span><text:span text:style-name="T1">我選擇躲進一個沒有槍砲、純淨純粹而無聲的哲學世界裏，因為我就只有這麼一點本事；想像並構築著一道橋樑，企圖通往不可知的 "那個" 美麗世界，但我依然深知 "這個" 世界的種種悲歡而不曾遺忘。</text:span><text:span text:style-name="T3"><text:line-break/><text:line-break/></text:span><text:span text:style-name="T1">其中的美麗世界是什麼？要如何通往？</text:span><text:span text:style-name="T3"><text:line-break/><text:line-break/></text:span><text:span text:style-name="T1">冒眛打擾，還望見諒，全文附錄於下：</text:span><text:span text:style-name="T3"><text:line-break/><text:line-break/></text:span><text:span text:style-name="T1">陳真 &amp;;#124; 2015.01.10 02:12 &amp;;#124; #</text:span><text:span text:style-name="T3"><text:line-break/></text:span><text:span text:style-name="T1">二戰以來，美國沒有一天不發動戰爭，沒有一天不丟飛彈，殺人千萬，難民無數；彷彿人不是人，而只是一種買賣籌碼與必要的基本耗材。在許多被美國上下其手的國家，更有長長的暗殺名單，動輒數千人名列榜上，逐一消滅。</text:span><text:span text:style-name="T3"><text:line-break/><text:line-break/></text:span><text:span text:style-name="T1">這些暗殺名單，在過去，往往包括一些左傾文人與教師或工會幹部；如今更包括各路反美份子，大量清除之，藉以鞏固入侵國之親美勢力的茁壯。捕殺過程中，往往不惜牽連更多無辜，寧可錯殺一百，絕不放過一個；滅門抄家，在所不惜，手段十分凶殘。所謂恐怖份子之所為，根本不及於美國及其同路人之為惡的萬分之一。</text:span><text:span text:style-name="T3"><text:line-break/><text:line-break/></text:span><text:span text:style-name="T1">可是，不管美國及其一票幫凶殺害多少人，媒體會報導嗎？也許會，但比例上微乎其微，頂多偶而寥寥數語，不痛不癢。可是，打死12人如此嚴重，那麼，12後面如果再加上五個0或六個0呢？</text:span><text:span text:style-name="T3"><text:line-break/><text:line-break/></text:span><text:span text:style-name="T1">好吧，現在我把事實真相說出來了，但人們會生氣嗎？當然不會。人們對於千萬人命的傷亡，似乎根本一點感覺也沒有，彷彿千萬條人命不是人命，而只是一堆螞蟻，死了就算，不值得在意。但是，對於所謂民主國家的幾條人命卻反應激烈。</text:span><text:span text:style-name="T3"><text:line-break/><text:line-break/></text:span><text:span text:style-name="T1">人們當然不是刻意具有如此區別心，而是因為我們的情感情緒乃至人生的種種安排與抉擇，其實極大程度受制於媒體。媒體要我們關注什麼，我們就會關注什麼；媒體要我們怎麼想怎麼感受，我們便會依其指令進行思維與感受。媒體告訴我們什麼重要什麼不重要，我們便會依此看待。</text:span><text:span text:style-name="T3"><text:line-break/><text:line-break/></text:span><text:span text:style-name="T1">這樣一種事物輕重乃至人命價值的徹底失衡，以及媒體型塑世界樣貌的完全失真，當然不是台灣所特有，而是舉世皆然，包括你我都絕不例外。</text:span><text:span text:style-name="T3"><text:line-break/><text:line-break/></text:span><text:span text:style-name="T1">我們今天之所以還如此溫吞舒適地活著，而沒有做出更多激烈抵抗，難道不就是得依靠這樣一種自欺欺人？彷彿世界就像個兒童樂園那樣燦爛美妙，彷彿人生就是工作、學業、賺錢養家活口等等，除此之外，再無其它。</text:span><text:span text:style-name="T3"><text:line-break/><text:line-break/></text:span><text:span text:style-name="T1">若非盡量避免去知道更多真實血肉，若不是盡一切努力把世上種種痛苦悲劇給拼命阻擋在心房之外，天知道一個具有正常心智與人性的人會做出一些什麼樣的決定來。</text:span><text:span text:style-name="T3"><text:line-break/><text:line-break/></text:span><text:span text:style-name="T1">在一篇舊文中我曾提到：有一年，來到西班牙，來到一座偏遠小鎮，彷彿走入時光隧道，保存許多古羅馬遺跡與競技場。旁邊一條美麗小河，我在河岸走著，想著千年光陰，對於周遭一切，心裏有著一種感動。</text:span><text:span text:style-name="T3"><text:line-break/><text:line-break/></text:span><text:span text:style-name="T1">人們常告訴我，他們是他們，我們是我們。但是，如果周遭這一切全屬異國它鄉，全與我無關，我為何感動？也許，這不是異鄉，這其實就是我的家，我的河，我的歷史；千百年的恩怨悲歡中，我始終是它的一份子。我不是局外人。他們就是我們。他們的痛苦就是我們的痛苦。難道不是這樣？難道這不就是生命的真相？</text:span><text:span text:style-name="T3"><text:line-break/><text:line-break/></text:span><text:span text:style-name="T1">但我也明白，承認真相的後果與代價往往不是我們所能承受。馬龍白蘭度曾提到，有一回他和舉世聞名的印度導演薩耶哲雷一同走在印度街頭，流浪街童見他們兩位穿著體面，迅即湧了過來討錢，幾乎要把他們淹沒。</text:span><text:span text:style-name="T3"><text:line-break/><text:line-break/></text:span><text:span text:style-name="T1">馬龍白蘭度看到這些面黃肌瘦的小孩，心裏十分不忍。但他說，他沒想到他所尊敬的薩耶哲雷，卻像走在麥田裏，很優雅地，就像 "撥開一片麥浪" 那樣，把伸出手來想要點救命錢的肌餓孩童們給全數撥離身旁，連看也不看一眼。</text:span><text:span text:style-name="T3"><text:line-break/><text:line-break/></text:span><text:span text:style-name="T1">馬龍白蘭度說他對此事感到很痛苦，對薩耶哲雷的淡漠反應很失望，於是當面對薩耶哲雷提出抗議說：你怎麼可能這樣視若無睹地活著？</text:span><text:span text:style-name="T3"><text:line-break/><text:line-break/></text:span><text:span text:style-name="T1">薩耶哲雷回答說：外頭街道上有無數這樣的小孩，在生死邊緣掙扎，但我能做些什麼？馬龍白蘭度事後說，他逐漸明白，如果不學會鐵石心腸，你根本活不下去。</text:span><text:span text:style-name="T3"><text:line-break/><text:line-break/></text:span><text:span text:style-name="T1">話雖如此，依我對馬龍白蘭度的了解，即使到了晚年不再從事社運公義事務，他仍然常為世上這樣那樣的一些戰亂、血腥與貧窮感到痛苦不堪；痛苦到一種近乎自暴自棄以求心靈解脫的心態。</text:span><text:span text:style-name="T3"><text:line-break/><text:line-break/></text:span><text:span text:style-name="T1">在自傳中，馬龍白蘭度形容自己一生是 "一個尋找愛的故事，同時也尋找自我療傷止痛的方法"。他說，"痛苦很早就有了；我希望搞清楚我對同類的責任。我也想搞清楚，我是誰？為什麼我必須和這個生命有所糾纏？"</text:span><text:span text:style-name="T3"><text:line-break/><text:line-break/></text:span><text:span text:style-name="T1">他經常懷疑自己的努力以及對他人苦難所懷抱的痛苦，是否有意義。馬龍白蘭度如此自問道：究竟是什麼東西在折磨我？所謂善良與憐憫，是否只是一種基因在作祟？我所承受的這一切痛苦，竟然只是因為我的基因所帶來的後果？</text:span><text:span text:style-name="T3"><text:line-break/><text:line-break/></text:span><text:span text:style-name="T1">《世界社會主義論壇》（WSWS）曾稱讚馬龍白蘭度是個「真正的反叛者」。但他卻始終很難反叛自己的心。我或多或少能理解這樣的心情。外頭有數以億計的孤兒寡母，正在戰亂中，正在饑餓與病痛中掙扎，但我們卻在光鮮亮麗的百貨公司裏購物，準備過年；在溫暖的床上窩著，在書桌前寫些軟弱無力的蒼白話語，為明日的溫飽打拼。</text:span><text:span text:style-name="T3"><text:line-break/><text:line-break/></text:span><text:span text:style-name="T1">我應該繼續這樣活著嗎？我難道不是應該同樣自暴自棄來回應外頭那無數痛苦的生命？如果他們真的是我的家人，我有可能自己吃飽卻讓他們挨餓嗎？但我一己之力又能如何？</text:span><text:span text:style-name="T3"><text:line-break/><text:line-break/></text:span><text:span text:style-name="T1">過去常捐款給MSF(醫師無國界組織)，我總會在裝著支票的信封裏隨手附上身邊的小卡片，寫著片語隻字，感謝其所為。有一天，接到一位幹部的來信，是個女生，知道我也是個醫師，寄來很多相關資料，同時還附上一封信，信裏說，對於MSF的工作，她感覺跟我之間已無須多說，因為她相信，也許遲早有一天，彷彿我就會加入他們，成為他們的一份子。</text:span><text:span text:style-name="T3"><text:line-break/><text:line-break/></text:span><text:span text:style-name="T1">接到信之後，我無言了， "嚇得" 從此不敢再寫小卡片，當然也不敢回信。這事變成彷彿我心裏頭一個揮之不去的 "陰影"，彷彿只要我稍微一不小心，那片悲傷的烏雲就會入侵，亂了方寸。就像一場戰役，一個具有正常心志的人，面對生命的真相，恐怕都得各自想辦法看要如何回應純粹屬於自己的這樣一場 "一個人的戰爭"。</text:span><text:span text:style-name="T3"><text:line-break/><text:line-break/></text:span><text:span text:style-name="T1">我選擇躲進一個沒有槍砲、純淨純粹而無聲的哲學世界裏，因為我就只有這麼一點本事；想像並構築著一道橋樑，企圖通往不可知的 "那個" 美麗世界，但我依然深知 "這個" 世界的種種悲歡而不曾遺忘。</text:span><text:span text:style-name="T3"><text:line-break/><text:line-break/><text:line-break/><text:line-break/></text:span></text:p>
      <text:p text:style-name="P2"><text:span text:style-name="T1">陳真   |  2021.05.06 03:38   |   </text:span><text:a xlink:type="simple" xlink:href="http://palinfo.habago.org/Entry?Command=Information_PrintForum#FORUM40588"><text:span text:style-name="T2">#</text:span></text:a></text:p>
      <text:p text:style-name="P3"><text:span text:style-name="T1">最近忙著和一些孩子玩，白日疲憊，卻輾轉反側，夜不成眠。所見如此浩瀚，而我們所做的一切，卻僅僅宛若一聲嘆息。</text:span><text:span text:style-name="T3"><text:line-break/><text:line-break/></text:span><text:span text:style-name="T1">聶魯達說，"愛情太短，而遺忘太長"，在那無盡的日夜裏頭，我到底還記得多少往日情懷？如果不是儘可能地遺忘，一條命要怎麼活？</text:span><text:span text:style-name="T3"><text:line-break/><text:line-break/></text:span><text:span text:style-name="T1">上個月看了電影《郵差》，講的就是聶魯達。少年陳真就像個亡命份子一樣，投入亡命事業，寫起文章常引用聶魯達，但他和他的詩其實不曾啟迪我。心之所在，命運之所在，真正把我投入烈燄之中的巨大力量，卻是那些難以言喻的柔弱生命；與其說我們是在談政治，不如說我們是在寫情書說情話，活在愛情裏頭；一個人一生所有的熱情，全來自於此。</text:span><text:span text:style-name="T3"><text:line-break/><text:line-break/></text:span><text:span text:style-name="T1">陳真</text:span><text:span text:style-name="T3"><text:line-break/><text:line-break/></text:span><text:span text:style-name="T1">2021. 05. 06.</text:span><text:span text:style-name="T3"><text:line-break/></text:span><text:span text:style-name="T1">======================    </text:span><text:span text:style-name="T3"><text:line-break/><text:line-break/></text:span><text:span text:style-name="T1">《我們甚至失去了黃昏》</text:span><text:span text:style-name="T3"><text:line-break/><text:line-break/></text:span><text:span text:style-name="T1">聶魯達</text:span><text:span text:style-name="T3"><text:line-break/></text:span><text:span text:style-name="T1">譯者不詳</text:span><text:span text:style-name="T3"><text:line-break/><text:line-break/></text:span><text:span text:style-name="T1">我們甚至失去了黃昏。</text:span><text:span text:style-name="T3"><text:line-break/></text:span><text:span text:style-name="T1">無人看見我們在傍晚時手牽手，</text:span><text:span text:style-name="T3"><text:line-break/></text:span><text:span text:style-name="T1">當藍色的夜降落世上。 </text:span><text:span text:style-name="T3"><text:line-break/></text:span><text:span text:style-name="T1">我曾從窗中凝望</text:span><text:span text:style-name="T3"><text:line-break/><text:line-break/></text:span><text:span text:style-name="T1">遠處山巔日落的祭奠。 有時一片殘陽</text:span><text:span text:style-name="T3"><text:line-break/></text:span><text:span text:style-name="T1">在我雙手間如同硬幣般燃燒。 </text:span><text:span text:style-name="T3"><text:line-break/><text:line-break/></text:span><text:span text:style-name="T1">我回憶起你</text:span><text:span text:style-name="T3"><text:line-break/></text:span><text:span text:style-name="T1">我的心被你所熟悉的傷痕抓緊。</text:span><text:span text:style-name="T3"><text:line-break/></text:span><text:span text:style-name="T1">那時你在哪裏？</text:span><text:span text:style-name="T3"><text:line-break/></text:span><text:span text:style-name="T1">與誰相伴？</text:span><text:span text:style-name="T3"><text:line-break/></text:span><text:span text:style-name="T1">又談論了什麼？ </text:span><text:span text:style-name="T3"><text:line-break/></text:span><text:span text:style-name="T1">為何當我傷心時你已遠去</text:span><text:span text:style-name="T3"><text:line-break/></text:span><text:span text:style-name="T1">而我全部的愛卻突然降臨？ </text:span><text:span text:style-name="T3"><text:line-break/><text:line-break/></text:span><text:span text:style-name="T1">黃昏來了書本總是恰好落下，</text:span><text:span text:style-name="T3"><text:line-break/></text:span><text:span text:style-name="T1">我的披肩蜷縮如受傷的小狗在腳邊。 </text:span><text:span text:style-name="T3"><text:line-break/></text:span><text:span text:style-name="T1">你永遠借着黃昏褪盡自己</text:span><text:span text:style-name="T3"><text:line-break/></text:span><text:span text:style-name="T1">朝向那裏的暮色抹除了雕像。</text:span></text:p>
      <text:p text:style-name="P2"><text:span text:style-name="T1">鄭豐遠   |  2021.05.04 20:10   |   </text:span><text:a xlink:type="simple" xlink:href="http://palinfo.habago.org/Entry?Command=Information_PrintForum#FORUM40587"><text:span text:style-name="T2">#</text:span></text:a></text:p>
      <text:p text:style-name="P4"><text:span text:style-name="T1">沒有想到有一天我竟然要轉貼 BBC 的文章到巴勒網上。</text:span><text:span text:style-name="T3"><text:line-break/><text:line-break/></text:span><text:a xlink:type="simple" xlink:href="https://www.bbc.com/zhongwen/trad/chinese-news-56968308"><text:span text:style-name="T4">https://www.bbc.com/zhongwen/trad/chinese-news-56968308</text:span></text:a><text:span text:style-name="T3"><text:line-break/><text:line-break/></text:span><text:span text:style-name="T1">我平常不看新聞或或網路上所謂熱點消息，所以對事物的認知經常有點滯後，這事我還沒去搞清楚來龍去脈。但如果是真的，這對人們的感情和信任將是巨大傷害，至少對我是這樣。我們之所以高聲高調讚美祖國，不是因為它拳頭大了或是經濟好了，而是因為它讓們我們相信世上還有理想值得追求，讓我們相信一個國家和文明仍有可能是良善的。</text:span><text:span text:style-name="T3"><text:line-break/><text:line-break/></text:span><text:span text:style-name="T1">我看到網上有張照片，似乎是印度有位媽媽因新冠重症，陷入呼吸困難，而印度如今醫療體系崩潰，醫院裡別說呼吸機，連病床都不可得。女兒為了救媽媽，無計可施之下只能對其進行口對口人工呼吸。這很好笑嗎? 但我看中國許多人在網上對此大肆嘲諷訕笑，真的是很可恥。中國人可別忘了自己是如何一路艱辛像動物那般掙扎過來，才有了今天的日子。不要媳婦熬成婆，自己日子過得安穩了就開始惡形惡狀對待其他人，連基本的憐憫之心都喪失了，這樣的"大國崛起"寧可不要，崛起的只會是另一隻怪物。</text:span><text:span text:style-name="T3"><text:line-break/><text:line-break/></text:span><text:span text:style-name="T1">我知道很多人其實只在乎敵我，而並不是真的在乎是非善惡美醜，對他人的愚昧和痛苦完全沒有憐憫和同理心。這些人表面上看起來和國家和人民站在同一方，實際上卻是我們的敵人，因為他們所信奉的事物實際上完全違背了我們的理想。這些人借著挑起民眾對外的仇恨和敵意來滋養壯大自己的影響力，人們若不稍假思索，很容易被這些實際上是民粹主義信徒的人給帶偏了。文章裡說的這位沈逸就給我這種感覺，從一兩年前他剛在觀察者網出道時，我就在他身上聞到這種強烈氣味。這類人，包括那什麼「中國長安網」的言行應該被整治而不是縱容; 我看有人還一本正經討論這類發文具不具備其合理性。這種缺乏良知的發文根本不值得討論，應該直接刪除。所謂"見人見智"式的言論自由是極其有害的。</text:span></text:p>
      <text:p text:style-name="P2"><text:span text:style-name="T1">陳真   |  2021.05.02 02:09   |   </text:span><text:a xlink:type="simple" xlink:href="http://palinfo.habago.org/Entry?Command=Information_PrintForum#FORUM40586"><text:span text:style-name="T2">#</text:span></text:a></text:p>
      <text:p text:style-name="P3"><text:span text:style-name="T1">(續)</text:span><text:span text:style-name="T3"><text:line-break/><text:line-break/></text:span><text:span text:style-name="T1">剛從育幼院回來。</text:span><text:span text:style-name="T3"><text:line-break/><text:line-break/></text:span><text:span text:style-name="T1">生命與生活是這樣：心裏常是綿延不絕的陰雨天，能寫出來的卻只剩乾燥的事實與概念；想寫的寫不出來，只留一己惆悵，會寫的卻不是真的喜歡寫。悲愴之事永遠屬於個人，因之不可能不信神，因為我若不信祂，那意味著天下無人知我心。</text:span><text:span text:style-name="T3"><text:line-break/><text:line-break/></text:span><text:span text:style-name="T1">有很長一段年少時光，我常在課堂筆記本內頁寫上電影 "藍與黑" 的那句名言："這是個什麼樣的時代？這是個什麼樣的社會？ 為什麼給了我們藍，卻還要給我們黑？"</text:span><text:span text:style-name="T3"><text:line-break/><text:line-break/></text:span><text:span text:style-name="T1">我不曾有過為賦新詞的少年愁，一切折騰全是真槍實彈血淚斑斑。如今年過半百，我對生活與生命的感受基本上卻仍不離這幾句對白。人心與世界，一方面醜陋不堪，另一方面卻又如此美麗，美到幾乎要讓人融化。要不是有那樣的藍，我不會投身於黑。</text:span><text:span text:style-name="T3"><text:line-break/><text:line-break/></text:span><text:span text:style-name="T1">閒言表過，繼續說點骯髒事。</text:span><text:span text:style-name="T3"><text:line-break/><text:line-break/></text:span><text:span text:style-name="T1">台灣人很熱衷政治，對此我無意見。問題是，光是熱衷是不夠的，你得真的深入圈子，才不會離事實太遠。島內政治，幕前幕後完全兩回事，根本不是一般人所能想像；要是真能和盤托出，你恐怕會對人性整個喪失信心。就連我這樣無所畏懼的亡命份子，就連我親自經歷的各種黑暗事與殺身之禍，我還是不敢多說，因為我可以不要命，卻不能不顧家人安危。</text:span><text:span text:style-name="T3"><text:line-break/><text:line-break/></text:span><text:span text:style-name="T1">有句成語說 "掛一漏萬"，其實何止漏萬，漏億都還差不多。因此，你得學會如何正確理解那個 "一"。你不可能把億萬說盡，於是只能說一。可是。重點不是 "一"，而是那個 "一" 所漏掛的 "億萬"。</text:span><text:span text:style-name="T3"><text:line-break/><text:line-break/></text:span><text:span text:style-name="T1">為了節省麻煩，隨手剪了幾篇新舊報導，各位就自己看吧，我就不提細節了 (因為光是 "一" 的細節就已罄竹難書)。</text:span><text:span text:style-name="T3"><text:line-break/><text:line-break/></text:span><text:span text:style-name="T1">簡單這麼說，</text:span><text:span text:style-name="T3"><text:line-break/><text:line-break/></text:span><text:span text:style-name="T1">一，很多醜事之所以會爆發，不是因為法治昌明，而是因為分贓不均，以致於這個鬥那個，這派鬥那派。</text:span><text:span text:style-name="T3"><text:line-break/><text:line-break/></text:span><text:span text:style-name="T1">二，跟時下這個烏七媽黑的人渣黨比起來，阿扁簡直可以說是廉潔聖徒了。</text:span><text:span text:style-name="T3"><text:line-break/><text:line-break/></text:span><text:span text:style-name="T1">三，最近有個人渣黨的趙姓小混混(蔡英文的選舉顧問)，因為涉嫌販毒、餵毒害死人、把人打斷腿、暴力討債、到處開槍 (警方說沒事沒事，只是玩具槍，你信嗎？)、搶奪救護車、逃役及威風凌駕使喚警察局 (類似斧頭幫的行徑) 等等等，上了媒體。這小混混一門忠烈，綠到發黑，吳怡農說他對這一切什麼都不知道，這就是存心騙小孩，鬼話連篇。連我離開這個圈子三十年的人都略知一二，他會不知道每天跟他一起工作、相處的人是一些什麼樣的人？</text:span><text:span text:style-name="T3"><text:line-break/><text:line-break/></text:span><text:span text:style-name="T1">四， 現在的民進黨基本上就是個黑金大本營。它的存在目的與每日例行性運作就是籌謀如何撈錢奪權以及如何傷害異己與對其不敬者。</text:span><text:span text:style-name="T3"><text:line-break/><text:line-break/></text:span><text:span text:style-name="T1">五，如前文所說，現在的民進黨就是李登輝掌權之後的黑金國民黨之原始複製版，兩者之黑金本質毫無差別，而且有一大半是舊黑金黨國的原班人馬繼續掌權，只是換個顏色而已。</text:span><text:span text:style-name="T3"><text:line-break/><text:line-break/></text:span><text:span text:style-name="T1">六，黑金教父李登輝的愛徒蔡英文掌權之後，人渣黨更是腐爛骯髒邪惡到毫無道德底線可言，根本就是黑金犯罪集團的同義詞，比阿扁時代更要污穢骯髒邪惡千百倍。</text:span><text:span text:style-name="T3"><text:line-break/><text:line-break/></text:span><text:span text:style-name="T1">七，如一所述，很多醜事之所以會爆發，不是因為法治昌明，而是因為分贓不均，以致於這個鬥內個，這派鬥那派。被指控的一方當然是黑道，問題是，指控這小混混之趙姓家族是黑道的何志偉白道家族，恐怕更惡劣；套句我常說的話："人渣黨的白道的白天，比黑道的黑夜更黑"。</text:span><text:span text:style-name="T3"><text:line-break/><text:line-break/></text:span><text:span text:style-name="T1">八，欲了解何志偉家族，請先從其繼父陳勝宏理解起。早期黨外有個著名的內部鬥爭，謂之 "雞兔同籠"，沿續更早的、由黨外編聯會所發動的批康運動 (康就是康寧祥，批康就是反妥協，反公職掛帥，主張群眾抗爭，反對選舉，反對體制內議會路線)。</text:span><text:span text:style-name="T3"><text:line-break/><text:line-break/></text:span><text:span text:style-name="T1">雞就是鬥雞，意味著為人民、為理想戰鬥，而兔則是在敵人面前搔首弄姿的兔女郎，聽話乖巧的兔寶寶，腐敗，貪婪，假反抗，真分贓，藉以向國民黨分得一杯羹。雞的代表人是阿扁和謝長廷及新潮流，而兔則是其他所有黨外民意代表均屬之。陳勝宏就是當年的兔寶寶之一，被鬥雞們打為利益派與投機份子。</text:span><text:span text:style-name="T3"><text:line-break/><text:line-break/></text:span><text:span text:style-name="T1">我當年腦袋不清，也是站在雞這一邊，以為阿扁和謝長廷及新潮流比較有理想，至少很清廉。在當年確實是這樣，阿扁有一度幾乎就是理想主義的道德化身。我手邊有一本當年由某黨外雜誌出版的書，全書就是在比較林義雄和陳水扁，認為他們兩人都具有崇高的道德情操與無私奉獻精神。</text:span><text:span text:style-name="T3"><text:line-break/><text:line-break/></text:span><text:span text:style-name="T1">我一直到1990年腦袋才清醒過來，終於才認清那些所謂鬥雞，其實只是用不同於兔寶寶的方式來斂財奪權而已，於是慢慢就淡出了這個醜陋圈子。</text:span><text:span text:style-name="T3"><text:line-break/><text:line-break/></text:span><text:span text:style-name="T1">九，綠媒大老闆吳子嘉說，民進黨扯的爛污，哪裡只是開槍或販毒，還有很多不堪入目的骯髒事，"有如一鍋爛肉禁不起翻"，"一旦翻出來，民進黨還能混嗎？"</text:span><text:span text:style-name="T3"><text:line-break/><text:line-break/></text:span><text:span text:style-name="T1">我的看法是：不管翻出多少惡臭不堪的爛肉，民進黨照樣還是能呼風喚雨，因為媒體、教育與司法完全就掌握在他們手上；只要不斷造謠抹黑異己，不斷炒作仇中反華，不斷查水表，不斷威嚇不滿聲音，不斷美化自己，不斷洗腦年輕一代，永遠就會有無數腦殘為其效忠到底。</text:span><text:span text:style-name="T3"><text:line-break/><text:line-break/></text:span><text:span text:style-name="T1">當然，這樣一種近乎絕對封閉的政治壟斷也不是不可能打破，力量有二，一是來自於對岸祖國與美國之間的實力消長，二是來自於島內民間有識之士的勇於發聲與反抗，揭穿人渣黨的真實樣貌。</text:span><text:span text:style-name="T3"><text:line-break/><text:line-break/></text:span><text:span text:style-name="T1">這兩種力量，前者是可期待的，解放台灣是必然的，差別只是在解放過程中兩岸同胞得承受多少根本不必要的痛苦，而美、日及島內漢奸卻希望這樣一些痛苦能夠極大化，以便打擊祖國的復興。</text:span><text:span text:style-name="T3"><text:line-break/><text:line-break/></text:span><text:span text:style-name="T1">第二種力量卻令人悲觀。台灣人膽子小，很窩囊，向來如此。特別是所謂讀書人，稍微有點骨頭的，似乎就像鳳毛麟角那樣罕見，不管是醫界、學界或文化界，一片綠油油，找不到幾個還把良心當一回事的人，卻充斥趨炎附勢之徒，致力於仇中反華，存心睜眼說瞎話，爭相表態表效忠。</text:span><text:span text:style-name="T3"><text:line-break/><text:line-break/></text:span><text:span text:style-name="T1">陳真</text:span><text:span text:style-name="T3"><text:line-break/><text:line-break/></text:span><text:span text:style-name="T1">2021. 05. 01.</text:span><text:span text:style-name="T3"><text:line-break/><text:line-break/></text:span><text:span text:style-name="T1">=================================</text:span><text:span text:style-name="T3"><text:line-break/><text:line-break/><text:line-break/></text:span><text:span text:style-name="T1">誰給趙映光底氣？ 聽到這句話吳子嘉嚇死了</text:span><text:span text:style-name="T3"><text:line-break/><text:line-break/></text:span><text:span text:style-name="T1">中時新聞網</text:span><text:span text:style-name="T3"><text:line-break/><text:line-break/></text:span><text:span text:style-name="T1">李培睿</text:span><text:span text:style-name="T3"><text:line-break/><text:line-break/></text:span><text:span text:style-name="T1">2021年5月1日</text:span><text:span text:style-name="T3"><text:line-break/><text:line-break/></text:span><text:span text:style-name="T1">民進黨台北市黨部評委召集人趙映光之子趙介佑涉販毒遭到聲押，趙映光日前臨時舉行記者會，表示應盡速召開評委會對趙介佑除名處分。對此，美麗島電子報董事長吳子嘉質疑，到底是誰給趙映光的底氣，並指自己聽到趙映光講的「有生之年」後，也嚇壞了，吳子嘉還爆料，趙映光之所以會說「到此為止」，是因為後面的事情有如一鍋爛肉，禁不起翻，若翻出來民進黨就不用混了。</text:span><text:span text:style-name="T3"><text:line-break/><text:line-break/></text:span><text:span text:style-name="T1">吳子嘉30日在政論節目《關鍵時刻》中表示，這件事情最關進的問題是「誰給趙映光底氣？」他憑什麼把民進黨攪翻天？並指他背後還有有力人士，否則他沒有這個膽量。</text:span><text:span text:style-name="T3"><text:line-break/><text:line-break/></text:span><text:span text:style-name="T1">吳子嘉指出，趙映光懷疑何志偉家族在背後搞鬼，而趙映光的兩句話是關鍵所在，一個是「這個事情到此為止」，而這句話是表示，後面誰在搞他？「他認為會不會是何志偉搞嘛，所以這個事情到此為止，我跟你講，這是兄弟的話」；而第二句話更讓人緊張，就是「有生之年」，吳子嘉直言，「哇靠，嚇死了，碰到一個人跟我搞有生之年，我老婆跟我有生之年我都嚇死了」，所以何志偉當然嚇壞了，而誰給趙映光底氣，這是第一個問題。</text:span><text:span text:style-name="T3"><text:line-break/><text:line-break/></text:span><text:span text:style-name="T1">吳子嘉認為，第二個問題則是趙介佑吸毒、開槍，「陳勝宏有去吸毒開槍嗎？何志偉有去開槍嗎？現在是在牽拖誰？」趙介佑開槍牽拖陳勝宏，很莫名其妙，「自己兒子沒管好，牽拖到陳勝宏家裡幹什麼？」他並指出，趙介佑吸毒、開槍，是老爸幫他善的後，吳子嘉還質疑，怎麼可能開的是道具槍，檢調要介入調查。</text:span><text:span text:style-name="T3"><text:line-break/><text:line-break/></text:span><text:span text:style-name="T1">吳子嘉也覺得很奇怪，趙映光哪來的力量善後？為什麼北投分局要配合他，且為什麼一天到晚他們家在開槍？「奇怪了，他們在幹什麼？台北市的槍他們開了一半」，他更指出，今天的這封警告函，非常惡劣。</text:span><text:span text:style-name="T3"><text:line-break/><text:line-break/></text:span><text:span text:style-name="T1">吳子嘉透露，趙映光是自己跑出來嗆聲，把陳勝宏壓下去，警告到此為止，到此為止的意思，不是只有開槍、吸毒，還有其他後續的事情，有如一鍋爛肉禁不起翻，「翻出來民進黨還能混嗎？」</text:span><text:span text:style-name="T3"><text:line-break/><text:line-break/></text:span><text:span text:style-name="T1">===================</text:span><text:span text:style-name="T3"><text:line-break/></text:span><text:span text:style-name="T1">吳怡農不知趙介佑黑道背景　何志偉當年一句話打臉 </text:span><text:span text:style-name="T3"><text:line-break/><text:line-break/></text:span><text:span text:style-name="T1">TVBS 記者 陳郁仁 報導 </text:span><text:span text:style-name="T3"><text:line-break/><text:line-break/></text:span><text:span text:style-name="T1">2021/05/01</text:span><text:span text:style-name="T3"><text:line-break/><text:line-break/></text:span><text:span text:style-name="T1">綠北市黨部主委吳怡農昨說，事發當下才知道趙家的黑道背景。但其實，何志偉去年在黨中央為吳怡農開特例參選台北市黨部主委時，就說出當時中執會的關鍵字是黑道，「我每次聽到黑道都會心生畏懼」。何志偉的一番話，現在看起來格外諷刺。 </text:span><text:span text:style-name="T3"><text:line-break/><text:line-break/></text:span><text:span text:style-name="T1">去年底，綠委何志偉的一句話，就已經透露出端倪。民進黨去年底修改黨內選舉規定，經中執會通過，縣市黨部主委不受入黨兩年限制，等於替吳怡農參選北市黨部主委的資格開了特例，當時被外界稱為「吳怡農條款」。而綠委何志偉當時受訪就說，中執會的關鍵字是黑道，「我每次聽到黑道都會心生畏懼，但是我認為，當我心生畏懼時，我也會變得更勇敢」。</text:span><text:span text:style-name="T3"><text:line-break/><text:line-break/></text:span><text:span text:style-name="T1">======================</text:span><text:span text:style-name="T3"><text:line-break/><text:line-break/></text:span><text:span text:style-name="T1">趙介佑案藏鏡人是他？媒體人爆內幕</text:span><text:span text:style-name="T3"><text:line-break/><text:line-break/></text:span><text:span text:style-name="T1">2021/04/30 中時新聞網 李俊毅</text:span><text:span text:style-name="T3"><text:line-break/></text:span><text:span text:style-name="T1"> </text:span><text:span text:style-name="T3"><text:line-break/></text:span><text:span text:style-name="T1">民進黨台北市黨部評委召集人趙映光的兒子趙介佑，涉毒品案遭到聲押，趙映光則在30日晚間書面請辭。對此，資深媒體人陳揮文不諱言，幕後藏鏡人和目的其實很清楚，就是民進黨立委何志偉，這牽扯去年北市黨部主委選舉，何母薛凌與民進黨海派成員、前北市議員王孝維的派系內鬥，王孝維又與總統府國策顧問黃承國交情友好，這是有計畫的。陳揮文說，前總統陳水扁聽完一定會有所感觸，他強調，蔡英文總統對此不可能不知情。</text:span><text:span text:style-name="T3"><text:line-break/><text:line-break/></text:span><text:span text:style-name="T1">陳揮文說，扁總統過去擔任台北市長的時候，當時的台北市黨部主委是高志鵬，那時候是「正義連線」(被稱為「扁系」，曾是民進黨內最大派系)，運作跟現在完全不一樣，但為什麼蔡英文上台後，民進黨台北市黨部變成這個德行？變得荒腔走板、黑影幢幢，難道蔡英文都不知道這些人的背景嗎？不可能嘛！</text:span><text:span text:style-name="T3"><text:line-break/><text:line-break/></text:span><text:span text:style-name="T1">陳揮文認為，這事很明顯是民進黨內「巷子內」以切香腸式的方式爆料，諸如合照、證書等，是有步驟的在處理，是派系的內鬥。他強調，是蔡英文上台後縱容趙介佑、趙映光這些人，且趙家父子也不是第一個在北市黨部這樣搞的人，他們只是COPY而已，大家去網路上查一查，上一任台北市黨部評委召集人是誰？就是黃承國，而黃承國現在又身居總統府國策顧問，蔡總統難道沒責任嗎？她會不知情嗎？</text:span><text:span text:style-name="T3"><text:line-break/><text:line-break/></text:span><text:span text:style-name="T1">對於趙介佑姑姑、現任民進黨台北市黨部執行長趙心瑜近日表態，「更嚴重的都沒辭職，希望不要無限上綱、不要政治追殺」，陳揮文分析，她其實是警告那些背後放話的人，「夠了，不要再逼我了，再逼下去，我會全部都咬出來」。</text:span><text:span text:style-name="T3"><text:line-break/><text:line-break/></text:span><text:span text:style-name="T1">==================</text:span><text:span text:style-name="T3"><text:line-break/><text:line-break/></text:span><text:span text:style-name="T1">民進黨敢不敢對「黨員大戶」薛凌開鍘？</text:span><text:span text:style-name="T3"><text:line-break/><text:line-break/></text:span><text:span text:style-name="T1">【中時電子報林君宜／特稿】</text:span><text:span text:style-name="T3"><text:line-break/><text:line-break/></text:span><text:span text:style-name="T1">陽信發生超貸款掏空弊案，讓有黨內「黨員大戶」之稱，每逢黨內初選就可「呼風喚雨」的民進黨立委薛凌，遇到從政生涯以來最大的危機。這位棄商從政，從中小企業出身的立委，行事風格也在綠營內部「獨樹一格」。某位黨內人士形容的很貼切，「薛凌不只想掌握金錢，也想握有權力！」</text:span><text:span text:style-name="T3"><text:line-break/><text:line-break/></text:span><text:span text:style-name="T1">據了解，這次薛凌因陽信銀行違法超貸案遭到聲押，薛凌夫婦早有戒心和警覺。薛凌的先生、陽信銀行董事長、民進黨中常委陳勝宏，曾經致電給某位民進黨主管，了解兩人的司法案件可能受到的黨紀處份，憂心是否影響各自的黨公職身分。</text:span><text:span text:style-name="T3"><text:line-break/><text:line-break/></text:span><text:span text:style-name="T1">早期從商的薛凌，後來轉戰政治，為了訓練自己的口條，她曾經每週上公關課，只為了讓自己更有政治人物該有的應對能力。某位綠色友誼連線幕僚說，其實薛凌是很認真的女人，也常勤跑基層，只是企圖心太大了。</text:span><text:span text:style-name="T3"><text:line-break/><text:line-break/></text:span><text:span text:style-name="T1">水能載舟、也能覆舟，政商實力皆不容小覷的薛凌，靠著陽信銀行的支援而無後顧之憂，但也因此與各種金權爭議脫不了關係。</text:span><text:span text:style-name="T3"><text:line-break/><text:line-break/></text:span><text:span text:style-name="T1">薛凌手中握有七萬張黨員票，一向被黨內形容為「黨員大戶」，不管是立委初選或是中常委、中執委選舉，在民進黨內，只要碰到選舉，沒有人敢得罪薛凌，私底下也紛紛拉攏薛凌，只為了爭取黨員支持。某位形象清新的女立委在立委初選時，幾乎時時刻刻與薛凌站在一起，足見薛凌雄厚的「政治實力」。</text:span><text:span text:style-name="T3"><text:line-break/><text:line-break/></text:span><text:span text:style-name="T1">陽信弊案是否將衝擊薛凌不分區立委身分，引發各界關注。雖然陽信弊案算是「舊案」，但檢方此次大動作搜索，顯然有備而來，屆時薛凌若遭到起訴，一向仰賴薛凌龐大黨員票的民進黨，敢不敢真正「開鍘」，將是一大考驗。</text:span><text:span text:style-name="T3"><text:line-break/><text:line-break/></text:span><text:span text:style-name="T1">棄商從政 成敗都是陽信 叱吒綠營10年 薛凌爭議纏身</text:span><text:span text:style-name="T3"><text:line-break/><text:line-break/></text:span><text:span text:style-name="T1">曾薏蘋、林諭林、陳一姍/新聞幕後</text:span><text:span text:style-name="T3"><text:line-break/><text:line-break/></text:span><text:span text:style-name="T1">六月底，陽信商銀股東會，陽信董事長陳勝宏才公開以個人性命作擔保，如果陽信有被小舅子薛宗賢掏空，將「切腹自殺」。言猶在耳，昨日現任民進黨不分區立委，董娘薛凌與陳勝宏以有串供之虞雙雙被聲押，陳勝宏要如何履行他的「公開承諾」，備受矚目。</text:span><text:span text:style-name="T3"><text:line-break/><text:line-break/></text:span><text:span text:style-name="T1">從數字上，陽信目前逾期放款比重二點五八％，逾放準備率達四二點二二％，並非金管會列管的頭號對象。昨日檢調偵查的掏空，並非新案；也不是薛凌涉入的第一起弊案。</text:span><text:span text:style-name="T3"><text:line-break/><text:line-break/></text:span><text:span text:style-name="T1">早在薛凌參加民進黨不分區立委初選，立委林文郎就以半版廣告舉發，薛凌透過胞弟薛宗賢人頭帳戶超貸的證據。林文郎當時把陽信形容成第二個「中興銀行」。</text:span><text:span text:style-name="T3"><text:line-break/><text:line-break/></text:span><text:span text:style-name="T1">接收前夫遺產 崛起政壇</text:span><text:span text:style-name="T3"><text:line-break/><text:line-break/></text:span><text:span text:style-name="T1">根據林文郎的說法，薛宗賢以人頭戶名義，在九十二年競標中華日報松江路大樓，得標後還以四個自然人名義，從九十二年二月起，向陽信銀借了五筆錢，合計金額近四．八億元。薛凌對於指控，全盤否認。</text:span><text:span text:style-name="T3"><text:line-break/><text:line-break/></text:span><text:span text:style-name="T1">到底真相如何，還待檢調釐清。但無庸置疑，薛凌一直是商場上爭議的人物。民國七十六年因「儒林天下」建案在房地產市場崛起，第一任丈夫過世遺留下土地，成為她日後財富累積的基礎。</text:span><text:span text:style-name="T3"><text:line-break/><text:line-break/></text:span><text:span text:style-name="T1">民國八十五年再嫁給陳勝宏，日後薛陳二人「魚幫水、水幫魚」，除了幫助陳勝宏掌握陽信經營權外，更在延續陳勝宏政治生命下，進一步爭取民進黨不分區立委。</text:span><text:span text:style-name="T3"><text:line-break/><text:line-break/></text:span><text:span text:style-name="T1">然而陳勝宏力助薛凌順利踏入政壇，卻因此遭到同志林文郎檢舉而官司纏訟至今。</text:span><text:span text:style-name="T3"><text:line-break/><text:line-break/></text:span><text:span text:style-name="T1">除了與先生陳勝宏在事業、政治路上共同出擊，外界不知道的是，薛凌與弟弟薛宗賢，兩人感情深厚，薛凌長期扮演的角色既是姊姊又是母親。這次薛凌為了弟弟，可算是「豁出去」了。</text:span><text:span text:style-name="T3"><text:line-break/><text:line-break/></text:span><text:span text:style-name="T1">薛凌二度捲進胞弟薛宗賢官司，都與決定從政後參與民進黨的初選有關。一次是三年前的民進黨立委初選，一次就是今年五月的民進黨總統、立委初選。</text:span><text:span text:style-name="T3"><text:line-break/><text:line-break/></text:span><text:span text:style-name="T1">這次民進黨總統初選，蘇貞昌在派系結盟上，除了本身蘇系力量，還有新潮流和綠色友誼連線支持，選前預料蘇因為「新蘇連」，可拿下四成選票，但最後開票結果，以綠色連線黨員票為主力的北、高兩市，都是謝長廷勝出，種下蘇貞昌敗因。</text:span><text:span text:style-name="T3"><text:line-break/><text:line-break/></text:span><text:span text:style-name="T1">據聞挺蘇人士暗自不滿綠色連線跑票，讓薛宗賢涉嫌掏空問題重新搬上檯面。</text:span><text:span text:style-name="T3"><text:line-break/><text:line-break/></text:span><text:span text:style-name="T1">也有知情立委強調，光是陽信，薛凌掌握約一萬四千票，從蘇貞昌得票率來看，薛凌的票確實開出來，蘇貞昌落敗不能怪薛凌。</text:span><text:span text:style-name="T3"><text:line-break/><text:line-break/></text:span><text:span text:style-name="T1">無論如何，民進黨每次黨內選舉，綠色友誼連線要角薛凌、陳勝宏夫婦，總是各陣營相邀支持的對象。薛凌連續兩屆拿下不分區立委黨員票最高票，其實力可見一斑。</text:span><text:span text:style-name="T3"><text:line-break/><text:line-break/></text:span><text:span text:style-name="T1">陳勝宏、薛凌夫婦因為有龐大的黨員，在黨內呼風喚雨，連陳水扁總統也要買他們的帳。經過檢方的聲押及調查，薛淩、陳勝宏兩人在黨內叱吒風雲時代可能畫下句點。</text:span><text:span text:style-name="T3"><text:line-break/><text:line-break/></text:span><text:span text:style-name="T1">棄商從政、因而爭議纏身的薛凌，心中不知道會不會後悔？</text:span><text:span text:style-name="T3"><text:line-break/><text:line-break/></text:span><text:span text:style-name="T1">涉掏空陽信 薛凌、陳勝宏夫婦聲押</text:span><text:span text:style-name="T3"><text:line-break/><text:line-break/></text:span><text:span text:style-name="T1">趙國明、陳佳鑫/台北報導</text:span><text:span text:style-name="T3"><text:line-break/><text:line-break/></text:span><text:span text:style-name="T1">檢調偵辦陽信商銀超貸掏空案，昨日約談陽信董事長陳勝宏及立委薛凌夫妻檔等五人到案。檢方複訊後，常務董事林金隆及劉振陞遭檢方聲押禁見，出納李若華因協助湮滅證據，諭知卅萬元交保候傳；薛凌、陳勝宏在檢察官複訊後，以涉嫌重大、有串供之虞，亦遭聲押。</text:span><text:span text:style-name="T3"><text:line-break/><text:line-break/></text:span><text:span text:style-name="T1">涉嫌掏空陽信四十億元</text:span><text:span text:style-name="T3"><text:line-break/><text:line-break/></text:span><text:span text:style-name="T1">民進黨不分區立委薛凌遭身兼陽信股東的同黨立委林文郎指控，於九十三年間競選不分區立委初選時，利用陽信商銀常務董事的身分，涉嫌與董事長陳勝宏等勾結，涉嫌掏空陽信四十億元。</text:span><text:span text:style-name="T3"><text:line-break/><text:line-break/></text:span><text:span text:style-name="T1">士林地檢署昨天指揮調查局台北市調查處展開約談行動，約談的五人分別是，薛凌、陽信董事長陳勝宏、常務董事林金隆、劉振陞及放款部出納李若華。</text:span><text:span text:style-name="T3"><text:line-break/><text:line-break/></text:span><text:span text:style-name="T1">檢調在六月中旬前一波偵查中，已聲押包括陽信常董薛宗賢、其女友王玉蘭、分行經理陳益源、襄理何明龍等四人，昨天是第二波約談行動。</text:span><text:span text:style-name="T3"><text:line-break/><text:line-break/></text:span><text:span text:style-name="T1">據了解，陳勝宏接受約談時，表示貸款過程合法，否認協助薛凌及其胞弟薛宗賢，利用人頭建設公司向該行超貸或掏空陽信資金的背信及詐欺的犯意。薛凌則保留的說，因時間久遠，是否與檢調掌握的證據符合，她已記不清楚。</text:span><text:span text:style-name="T3"><text:line-break/><text:line-break/></text:span><text:span text:style-name="T1">士林地檢署追查，發現薛凌及陳勝宏涉嫌透過薛宗賢及其女友王玉蘭等人頭進行超貸，至少有近五億元不法掏空。檢調發現，薛宗賢手中擁有兩家建設公司、三家營造公司及一家工程行，但他以王玉蘭等人頭負責人，利用購屋或擴建房屋等名義，多次向陽信銀行貸款近五億元，卻全數轉匯到薛宗賢名下使用。</text:span><text:span text:style-name="T3"><text:line-break/><text:line-break/></text:span><text:span text:style-name="T1">可疑資金進出異常</text:span><text:span text:style-name="T3"><text:line-break/><text:line-break/></text:span><text:span text:style-name="T1">檢調約談人頭負責人到案，供詞多指向薛宗賢就是公司實際負責人。其中，居關鍵地位的王玉蘭，即使對案情瞭若指掌，仍否認知情，被聲押禁見獲准。薛宗賢則將責任全推給姊姊薛凌，因此，檢調彙集各項證據，認為薛凌也涉有重嫌，昨天約談她到案。</text:span><text:span text:style-name="T3"><text:line-break/><text:line-break/></text:span><text:span text:style-name="T1">據了解，檢調調閱陳勝宏、薛凌等人帳冊，發現有異常的可疑資金進出，這些證據對他們相當不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